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2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style:use-window-font-color="true" style:font-name="Arial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5" style:family="table-cell" style:parent-style-name="Default">
      <style:text-properties style:use-window-font-color="true" style:font-name="Arial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6" style:family="table-cell" style:parent-style-name="Default">
      <style:text-properties style:font-name="Arial" fo:font-size="10pt" fo:language="none" fo:country="none" style:font-name-asian="DejaVu Sans Mono" style:font-size-asian="10pt" style:language-asian="none" style:country-asian="none" style:font-name-complex="DejaVu Sans Mono" style:font-size-complex="10pt" style:language-complex="none" style:country-complex="none"/>
    </style:style>
    <style:style style:name="ce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" style:family="table-cell" style:parent-style-name="Default">
      <style:text-properties style:use-window-font-color="true" style:font-name="Arial" fo:font-size="10pt" style:font-name-asian="DejaVu Sans Mono" style:font-size-asian="10pt" style:font-name-complex="DejaVu Sans Mono" style:font-size-complex="10pt"/>
    </style:style>
    <style:style style:name="ce17" style:family="table-cell" style:parent-style-name="Default" style:data-style-name="N37">
      <style:text-properties style:font-name="Arial" fo:font-size="10pt" style:font-size-asian="10pt" style:font-size-complex="10pt"/>
    </style:style>
    <style:style style:name="ce18" style:family="table-cell" style:parent-style-name="Default">
      <style:text-properties style:use-window-font-color="true" style:font-name="Arial" fo:font-size="10pt" fo:font-style="italic" style:font-name-asian="DejaVu Sans Mono" style:font-size-asian="10pt" style:font-style-asian="italic" style:font-name-complex="DejaVu Sans Mono" style:font-size-complex="10pt" style:font-style-complex="italic"/>
    </style:style>
    <style:style style:name="T1" style:family="text">
      <style:text-properties style:font-name="DejaVu Sans Mono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complex="Lohit Devanagari"/>
    </style:style>
    <style:style style:name="T3" style:family="text">
      <style:text-properties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style:font-name="DejaVu Sans Mono" fo:font-size="9pt" fo:language="none" fo:country="none" style:language-asian="none" style:country-asian="none" style:language-complex="none" style:country-complex="none" style:font-name-asian="DejaVu Sans Mono" style:font-name-complex="DejaVu Sans Mono" style:font-size-asian="9pt" style:font-size-complex="9pt"/>
    </style:style>
    <style:style style:name="T4" style:family="text">
      <style:text-properties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es</text:p>
          </table:table-cell>
          <table:table-cell table:style-name="ce1" office:value-type="string" calcext:value-type="string">
            <text:p>Names (Primary)</text:p>
          </table:table-cell>
          <table:table-cell table:style-name="ce1" office:value-type="string" calcext:value-type="string">
            <text:p>Names (Secondary)</text:p>
          </table:table-cell>
          <table:table-cell table:style-name="ce1" office:value-type="string" calcext:value-type="string">
            <text:p>Names (Unoffici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Η κατά σάρκα περιτομή του Κυρίου ημών Ιησού Χριστού."</text:p>
          </table:table-cell>
          <table:table-cell table:style-name="ce17" office:value-type="string" calcext:value-type="string">
            <text:p>“0101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Βασιλείου του Μεγάλου, αρχιεπισκόπου Καισαρείας Καππαδοκίας (†379) και Εμμελείας της μητρός αυτού."</text:p>
          </table:table-cell>
          <table:table-cell office:value-type="string" calcext:value-type="string">
            <text:p>“0101”</text:p>
          </table:table-cell>
          <table:table-cell office:value-type="float" office:value="103" calcext:value-type="float">
            <text:p>103</text:p>
          </table:table-cell>
          <table:table-cell office:value-type="float" office:value="187" calcext:value-type="float">
            <text:p>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Αγίου Θεοδότου του μάρτυρος."</text:p>
          </table:table-cell>
          <table:table-cell office:value-type="string" calcext:value-type="string">
            <text:p>“0101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Οσίου Θεοδοσίου, ηγουμένου εν Τριγλία."</text:p>
          </table:table-cell>
          <table:table-cell office:value-type="string" calcext:value-type="string">
            <text:p>“0101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Νεομάρτυρος Πέτρου, του εκ Τριπόλεως της Πελοποννήσου, και εν Τεμίσι της Μικράς Ασίας αθλήσαντος (†1776)."</text:p>
          </table:table-cell>
          <table:table-cell office:value-type="string" calcext:value-type="string">
            <text:p>“0101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ου Γρηγορίου επισκόπου Ναζιανζού, πατρός του αγίου Γρηγορίου του θεολόγου."</text:p>
          </table:table-cell>
          <table:table-cell office:value-type="string" calcext:value-type="string">
            <text:p>“0101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ου ιερομάρτυρος Πλάτωνος και των συν αυτώ Μιχαήλ και Νικολάου των πρεσβυτέρων."</text:p>
          </table:table-cell>
          <table:table-cell office:value-type="string" calcext:value-type="string">
            <text:p>“0101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ου Τηλεμάχου ή Αλμαχίου."</text:p>
          </table:table-cell>
          <table:table-cell office:value-type="string" calcext:value-type="string">
            <text:p>“0101”</text:p>
          </table:table-cell>
          <table:table-cell office:value-type="float" office:value="631" calcext:value-type="float">
            <text:p>6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Προεόρτια των Φώτων."</text:p>
          </table:table-cell>
          <table:table-cell office:value-type="string" calcext:value-type="string">
            <text:p>“0102”, “0103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Σιλβέστρου πάπα Ρώμης (†335).”</text:p>
          </table:table-cell>
          <table:table-cell office:value-type="string" calcext:value-type="string">
            <text:p>“0102”</text:p>
          </table:table-cell>
          <table:table-cell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Ιερομάρτυρος Θεαγένους, επισκόπου Παρίου (†320)."</text:p>
          </table:table-cell>
          <table:table-cell office:value-type="string" calcext:value-type="string">
            <text:p>“0102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Σεραφείμ οσίου εν Σαρώφ (†1833)."</text:p>
          </table:table-cell>
          <table:table-cell office:value-type="string" calcext:value-type="string">
            <text:p>“0102”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Οσίας Θεοδότης, μητρός αγίων Αναργύρων."</text:p>
          </table:table-cell>
          <table:table-cell office:value-type="string" calcext:value-type="string">
            <text:p>“0102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Οσίων Μάρκου του κωφού και Νείλου του ηγιασμένου."</text:p>
          </table:table-cell>
          <table:table-cell office:value-type="string" calcext:value-type="string">
            <text:p>“0102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Μάρτυρος Βασιλείου του εξ Αγκύρας."</text:p>
          </table:table-cell>
          <table:table-cell office:value-type="string" calcext:value-type="string">
            <text:p>“0102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Μαρτύρων Θεοπέμπτου, Θεοπίστου, Σεργίου."</text:p>
          </table:table-cell>
          <table:table-cell office:value-type="string" calcext:value-type="string">
            <text:p>“0102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Κοσμά Α' αρχιεπισκόπου Κωνσταντινουπόλεως, του θαυματουργού (1075-1081)."</text:p>
          </table:table-cell>
          <table:table-cell office:value-type="string" calcext:value-type="string">
            <text:p>“0102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Νεομάρτυρος Γεωργίου (ή Ζώρζη ή Γκιουρτζή) του Ίβηρος, του εν Μυτιλήνη (†1770)."</text:p>
          </table:table-cell>
          <table:table-cell office:value-type="string" calcext:value-type="string">
            <text:p>“0102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Οσίου Σίλβεστρου εκ Ρωσίας, του εν Λαύρα του Κιέβου."</text:p>
          </table:table-cell>
          <table:table-cell office:value-type="string" calcext:value-type="string">
            <text:p>“0102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ου Ισιδώρου του Ιερομάρτυρος."</text:p>
          </table:table-cell>
          <table:table-cell office:value-type="string" calcext:value-type="string">
            <text:p>“0102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Οσίας Ιουλιανής της Δικαίας, της εκ Ρωσίας."</text:p>
          </table:table-cell>
          <table:table-cell office:value-type="string" calcext:value-type="string">
            <text:p>“0102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ίου Σειριόλου του Δικαίου, του ἐξ Ουαλλίας."</text:p>
          </table:table-cell>
          <table:table-cell office:value-type="string" calcext:value-type="string">
            <text:p>“0102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Οσίου Γενναδίου Κερκύρας."</text:p>
          </table:table-cell>
          <table:table-cell office:value-type="string" calcext:value-type="string">
            <text:p>“0102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Προφήτου Μαλαχίου."</text:p>
          </table:table-cell>
          <table:table-cell office:value-type="string" calcext:value-type="string">
            <text:p>“0103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Μάρτυρος Γόρδιου του κόμητος."</text:p>
          </table:table-cell>
          <table:table-cell office:value-type="string" calcext:value-type="string">
            <text:p>“0103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Οσίας Θωμαΐδος της Λεσβίας."</text:p>
          </table:table-cell>
          <table:table-cell office:value-type="string" calcext:value-type="string">
            <text:p>“0103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Πέτρου του «σημειοφόρου», τοῦ εν τω αγίω Ζαχαρίω της Ατρώας."</text:p>
          </table:table-cell>
          <table:table-cell office:value-type="string" calcext:value-type="string">
            <text:p>“0103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Οσίου Ακακίου του θαυματουργού, του εν τω Λάτρω."</text:p>
          </table:table-cell>
          <table:table-cell office:value-type="string" calcext:value-type="string">
            <text:p>“0103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ων μαρτύρων μητρός και δύο τέκνων αυτής."</text:p>
          </table:table-cell>
          <table:table-cell office:value-type="string" calcext:value-type="string">
            <text:p>“0103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Οσίων Γενεβιέβης εκ Παρισίων, Παντελεήμονος, Μελίτωνος εκ Βηρυτού."</text:p>
          </table:table-cell>
          <table:table-cell office:value-type="string" calcext:value-type="string">
            <text:p>“0103”</text:p>
          </table:table-cell>
          <table:table-cell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Μάρτυρος Πέτρου του εν Αυλώνα της Παλαιστίνης."</text:p>
          </table:table-cell>
          <table:table-cell office:value-type="string" calcext:value-type="string">
            <text:p>“0103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Ευθυμίου, του ανθρώπου του Θεού, του εκ Γεωργίας."</text:p>
          </table:table-cell>
          <table:table-cell office:value-type="string" calcext:value-type="string">
            <text:p>“0103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“Εύρεσις των τιμίων λειψάνων του Αγίου Εφραίμ.”</text:p>
          </table:table-cell>
          <table:table-cell office:value-type="string" calcext:value-type="string">
            <text:p>“0103”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"Σύναξις των αγίων και ενδόξων Εβδομήκοντα Αποστόλων."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“Οσίου Θεοκτίστου, ηγουμένου μονής Κουκουμίου.”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“Οσιομάρτυρος Ονουφρίου τοῦ Νέου, τοῦ εκ Βουλγάρων και εν Χίω αθλήσαντος (†1818).”</text:span></text:p>
          </table:table-cell>
          <table:table-cell office:value-type="string" calcext:value-type="string">
            <text:p>“0104”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span text:style-name="T1">“Αγίων μαρτύρων Ζωσίμου μοναχού, του ομολογητού, καί ᾿Αθανασίου του Κομενταρησίου.”</text:span>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“Οσίας Απολλιναρίας της Συγκλητικής.”</text:span>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“Οσίου Ευθυμίου του Νέου.”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“Οσιομαρτύρων Ευθυμίου, ηγουμένου μονής Βατοπεδίου, και των συν αυτώ 12 Μοναχών.”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“Αγίων Χρυσάνθου και Ευφημίας.”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“Οσίων Θεοπρόβου και Φίλωνος, επισκόπων Καρπασίας Κύπρου.”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“Των Αγίων Έξι Μαρτύρων”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2">“</text:span><text:span text:style-name="T3">Αγίου Ευσταθίου Α', αρχιεπισκόπου Ζερβών (Σερβίας).”</text:span>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“Οσίου Αχιλλίου του διακόνου του εν Λαύρα του Κιέβου.”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Οσίων Ευαγρίου και Σίου των εκ Γεωργίας.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Οσίου Συμεών εκ Ρωσίας.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Οσίου Τιμοθέου του Στυλίτου.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Οσίου Νικηφόρου του λεπρού.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Εύρεσις των τιμίων λειψάνων του Αγίου νεομάρτυρος Ιωάννου εξ Αγαρηνών, του εκ Κονίτσης και εν Βραχωρίω (Αγρινίω) της Αιτωλίας μαρτυρήσαντος.</text:p>
          </table:table-cell>
          <table:table-cell office:value-type="string" calcext:value-type="string">
            <text:p>“0104”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“Τελευταία Προεόρτιος των Φώτων, Μικρός Αγιασμός.”</text:p>
          </table:table-cell>
          <table:table-cell office:value-type="string" calcext:value-type="string">
            <text:p>“0105”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“Μαρτύρων Θεοπέμπτου επισκόπου και Θεωνά (†305).”</text:p>
          </table:table-cell>
          <table:table-cell office:value-type="string" calcext:value-type="string">
            <text:p>“0105”</text:p>
          </table:table-cell>
          <table:table-cell office:value-type="string" calcext:value-type="string">
            <text:p>276, 28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“Αγίων Συγκλητικής (†350), Θεοείδου και Σάϊς.”</text:p>
          </table:table-cell>
          <table:table-cell office:value-type="string" calcext:value-type="string">
            <text:p>“0105”</text:p>
          </table:table-cell>
          <table:table-cell office:value-type="float" office:value="613" calcext:value-type="float">
            <text:p>61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“Οσιομάρτυρος Ρωμανού, του από Καρπενησίου του εν Βυζαντίω (†1694).”</text:p>
          </table:table-cell>
          <table:table-cell office:value-type="string" calcext:value-type="string">
            <text:p>“0105”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“Οσίου Γρηγορίου του εν τω Ακρίτα.”</text:p>
          </table:table-cell>
          <table:table-cell office:value-type="string" calcext:value-type="string">
            <text:p>“0105”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“Οσίων Δομνίνης, Δωροθέου, Τατιανής, Φωστηρίου.”</text:p>
          </table:table-cell>
          <table:table-cell office:value-type="string" calcext:value-type="string">
            <text:p>“0105”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“Τα Άγια Θεοφάνεια του Κυρίου και Θεού και Σωτήρος ημών Ιησού Χριστού.”</text:p>
          </table:table-cell>
          <table:table-cell office:value-type="string" calcext:value-type="string">
            <text:p>“0106”</text:p>
          </table:table-cell>
          <table:table-cell table:style-name="ce5" office:value-type="string" calcext:value-type="string">
            <text:p><text:span text:style-name="T4">281, 277, 308, 501, 527, 670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“Αγίου Ρωμανού του Λακεδαίμονος.”</text:p>
          </table:table-cell>
          <table:table-cell office:value-type="string" calcext:value-type="string">
            <text:p>“0106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“Οσίων Ευαγρίου, Νικολάου, Σεργίου, του εκ Ρωσίας.”</text:p>
          </table:table-cell>
          <table:table-cell office:value-type="string" calcext:value-type="string">
            <text:p>“0106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“Μάρτυρος Ασσάντ του ράπτου.”</text:p>
          </table:table-cell>
          <table:table-cell office:value-type="string" calcext:value-type="string">
            <text:p>“0106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“Οσιομάρτυρος Γεωργίου του Πέρσου.”</text:p>
          </table:table-cell>
          <table:table-cell office:value-type="string" calcext:value-type="string">
            <text:p>“0106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“Ιερομάρτυρος Ανδρέου, αθλήσαντος μετά των δυο θυγατέρων αυτού, και των νεομαρτύρων γυναικών Λυδίας, Δομνίκης και Μαρίας.”</text:p>
          </table:table-cell>
          <table:table-cell office:value-type="string" calcext:value-type="string">
            <text:p>“0106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“Οσίου Θεοφάνους του Εγκλείστου.”</text:p>
          </table:table-cell>
          <table:table-cell office:value-type="string" calcext:value-type="string">
            <text:p>“0106”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"Σύναξις του αγίου ενδόξου προφήτου, προδρόμου και βαπτιστού Ιωάννου."</text:p>
          </table:table-cell>
          <table:table-cell table:style-name="ce7" office:value-type="string" calcext:value-type="string">
            <text:p>“0107”</text:p>
          </table:table-cell>
          <table:table-cell table:style-name="ce5" office:value-type="string" calcext:value-type="string">
            <text:p>323, 5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"Νεομάρτυρος Αθανασίου του εκ Σπάρτης Ατταλείας (†1700)."</text:p>
          </table:table-cell>
          <table:table-cell table:style-name="ce7" office:value-type="string" calcext:value-type="string">
            <text:p>“0107”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5" office:value-type="string" calcext:value-type="string">
            <text:p>"Ιερομάρτυρος Ρωμανού του εκ Δημινίτσης Λακεδαίμονος (†1695)."</text:p>
          </table:table-cell>
          <table:table-cell table:style-name="ce7" office:value-type="string" calcext:value-type="string">
            <text:p>“0107”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5" office:value-type="string" calcext:value-type="string">
            <text:p>"Μάρτυρος Ιουλιανού του διακόνου, του εξ Αιγίνης, και της δι` αυτού πιστευσάσης μάρτυρος γυναικός."</text:p>
          </table:table-cell>
          <table:table-cell table:style-name="ce7" office:value-type="string" calcext:value-type="string">
            <text:p>“0107”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5" office:value-type="string" calcext:value-type="string">
            <text:p>"Αγίου Σεντ (Cedd) Επισκόπου Σκωτίας."</text:p>
          </table:table-cell>
          <table:table-cell table:style-name="ce7" office:value-type="string" calcext:value-type="string">
            <text:p>“0107”</text:p>
          </table:table-cell>
          <table:table-cell table:style-name="ce7" office:value-type="float" office:value="588" calcext:value-type="float">
            <text:p>58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"Αγίου Θεοδώρου του Πρίγκηπος."</text:p>
          </table:table-cell>
          <table:table-cell table:style-name="ce7" office:value-type="string" calcext:value-type="string">
            <text:p>“0107”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5" office:value-type="string" calcext:value-type="string">
            <text:p>"Μνήμη του υπό του τιμίου Προδρόμου γεγονότος θαύματος εν Χίω κατά των Αγαρηνών."</text:p>
          </table:table-cell>
          <table:table-cell table:style-name="ce7" office:value-type="string" calcext:value-type="string">
            <text:p>“0107”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calcext:value-type="string">
            <text:p>“Παρθενομαρτύρων Νεολλίνας, Δομνίνης και Παρθένας της Έδεσσαίας (†1375).”</text:p>
          </table:table-cell>
          <table:table-cell office:value-type="string" calcext:value-type="string">
            <text:p>1, 7, 0</text:p>
          </table:table-cell>
          <table:table-cell table:style-name="ce18" office:value-type="string" calcext:value-type="string">
            <text:p>164, 5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Προφήτου Σαμέα του Ελαμίτου."</text:p>
          </table:table-cell>
          <table:table-cell office:value-type="string" calcext:value-type="string">
            <text:p>“0108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Οσίων Αγάθωνος, Δομνίκης, Ησαΐου, Παϊσίου του Ούγκλιχ, Ρωσίας."</text:p>
          </table:table-cell>
          <table:table-cell office:value-type="string" calcext:value-type="string">
            <text:p>“0108”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Οσίων Γεωργίου του Χοζεβίτου, Γρηγορίου του Εγκλείστου."</text:p>
          </table:table-cell>
          <table:table-cell office:value-type="string" calcext:value-type="string">
            <text:p>“0108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ων Κύρου Αρχιεπισκόπου, Αττικού Πατριάρχη, Κωνσταντινουπόλεως."</text:p>
          </table:table-cell>
          <table:table-cell office:value-type="string" calcext:value-type="string">
            <text:p>“0108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ου Καρτερίου του ιερομάρτυρος."</text:p>
          </table:table-cell>
          <table:table-cell office:value-type="string" calcext:value-type="string">
            <text:p>“0108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ων Ιουλιανού του Αιγυπτίου, Βασιλίσσης, Κελσίου και μητρός αυτού, Αναστασίου, Αντωνίου του Πρεσβύτερου, και των συν αυτοίς μαρτυρησάντων."</text:p>
          </table:table-cell>
          <table:table-cell office:value-type="string" calcext:value-type="string">
            <text:p>“0108”</text:p>
          </table:table-cell>
          <table:table-cell office:value-type="string" calcext:value-type="string">
            <text:p>104, 3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Μαρτύρων Αβώ του εκ Γεωργίας, Θεοφίλου του Διακόνου, και Ελλάδιου του λαϊκού."</text:p>
          </table:table-cell>
          <table:table-cell office:value-type="string" calcext:value-type="string">
            <text:p>“0108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Μακαρίου του Μάκρη, ηγουμένου της εν Κωνσταντινουπόλει ιεράς Μονής Παντοκράτορος."</text:p>
          </table:table-cell>
          <table:table-cell office:value-type="string" calcext:value-type="string">
            <text:p>“0108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ων Σεβερίνου και Γρηγορίου Επισκόπου Μοισίας."</text:p>
          </table:table-cell>
          <table:table-cell office:value-type="string" calcext:value-type="string">
            <text:p>“0108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Οσίου Θεοδώρου, κτίτορος και ηγουμένου της εν Κωνσταντινουπόλει Μονής της Χώρας."</text:p>
          </table:table-cell>
          <table:table-cell office:value-type="string" calcext:value-type="string">
            <text:p>“0108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ου Γρηγορίου του Οσιομάρτυρος και θαυματουργού."</text:p>
          </table:table-cell>
          <table:table-cell office:value-type="string" calcext:value-type="string">
            <text:p>“0108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ου Ισιδώρου του Ιερομάρτυρος και των συν αυτώ 72 μαρτύρων."</text:p>
          </table:table-cell>
          <table:table-cell office:value-type="string" calcext:value-type="string">
            <text:p>“0108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Μαρτύρων Αντωνίνης της εν Νικομήδεια, Πολυεύκτου (†295), Λαυρεντίου."</text:p>
          </table:table-cell>
          <table:table-cell office:value-type="string" calcext:value-type="string">
            <text:p>“0109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Οσίων Ευστρατίου († θ΄αι.), Βασιλείου και Γρηγορίου των θαυματουργών."</text:p>
          </table:table-cell>
          <table:table-cell office:value-type="string" calcext:value-type="string">
            <text:p>“0109”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Οσίων Πέτρου επίσκόπου Σεβαστείας, Ιωνά του Γέροντος."</text:p>
          </table:table-cell>
          <table:table-cell office:value-type="string" calcext:value-type="string">
            <text:p>“0109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ων Αδριανού ηγουμένου, Βριθγουόνλντου (Brithwald) Αρχιεπισκόπου, Καντουαρίας."</text:p>
          </table:table-cell>
          <table:table-cell office:value-type="string" calcext:value-type="string">
            <text:p>“0109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Αγίου Φιλίππου Μητροπολίτη Μόσχας και πάσης Ρωσίας."</text:p>
          </table:table-cell>
          <table:table-cell office:value-type="string" calcext:value-type="string">
            <text:p>“0109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"Μνήμη του Μεγάλου Σεισμού στην Κωνσταντινούπολη το 869 μ.Χ."</text:p>
          </table:table-cell>
          <table:table-cell office:value-type="string" calcext:value-type="string">
            <text:p>“0109”</text:p>
          </table:table-cell>
          <table:table-cell table:number-columns-repeated="102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20:48:46.998830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8T17:42:40.090248677</meta:creation-date>
    <dc:date>2020-03-15T21:59:06.472341432</dc:date>
    <meta:editing-duration>PT4H32M57S</meta:editing-duration>
    <meta:editing-cycles>183</meta:editing-cycles>
    <meta:generator>LibreOffice/6.3.5.2$Linux_X86_64 LibreOffice_project/30$Build-2</meta:generator>
    <meta:document-statistic meta:table-count="1" meta:cell-count="199" meta:object-count="0"/>
  </office:meta>
</office:document-meta>
</file>